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0e97b35" officeooo:paragraph-rsid="00f060c8"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0b3a7c" officeooo:paragraph-rsid="010b3a7c"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0a10d89" officeooo:paragraph-rsid="01030806"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007c95" officeooo:paragraph-rsid="01007c95" fo:background-color="transparent" style:font-name-asian="Nimbus Mono L" style:font-size-asian="13pt" style:font-style-asian="normal" style:font-name-complex="Liberation Mono" style:font-size-complex="13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0fd4a27" officeooo:paragraph-rsid="00fd4a27" style:font-name-asian="Nimbus Mono L" style:font-size-asian="12pt" style:font-style-asian="italic" style:font-weight-asian="bold" style:font-name-complex="Liberation Mono" style:font-size-complex="12pt" style:font-style-complex="italic" style:font-weight-complex="bold"/>
    </style:style>
    <style:style style:name="P9"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045ab15"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1"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2" style:family="paragraph" style:parent-style-name="Preformatted_20_Text">
      <style:text-properties fo:font-size="13pt" officeooo:paragraph-rsid="00f060c8" style:font-size-asian="13pt" style:font-size-complex="13pt"/>
    </style:style>
    <style:style style:name="P13" style:family="paragraph" style:parent-style-name="Preformatted_20_Text">
      <style:text-properties fo:font-size="13pt" officeooo:paragraph-rsid="00b05fed" style:font-size-asian="13pt" style:font-size-complex="13pt"/>
    </style:style>
    <style:style style:name="P14"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5"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6"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7" style:family="paragraph" style:parent-style-name="Preformatted_20_Text">
      <style:text-properties style:font-name="Liberation Sans" fo:font-size="13pt" fo:font-style="normal" style:text-underline-style="none" officeooo:rsid="00083d4b" officeooo:paragraph-rsid="00b05fed" fo:background-color="transparent" style:font-size-asian="13pt" style:font-style-asian="normal" style:font-size-complex="13pt" style:font-style-complex="normal"/>
    </style:style>
    <style:style style:name="P18" style:family="paragraph" style:parent-style-name="Preformatted_20_Text">
      <style:text-properties style:font-name="Liberation Sans" fo:font-size="13pt" fo:font-style="normal" style:text-underline-style="none" officeooo:rsid="0115d1b6" officeooo:paragraph-rsid="0115d1b6" fo:background-color="transparent" style:font-size-asian="13pt" style:font-style-asian="normal" style:font-size-complex="13pt" style:font-style-complex="normal"/>
    </style:style>
    <style:style style:name="P19" style:family="paragraph" style:parent-style-name="Preformatted_20_Text">
      <style:text-properties style:font-name="Liberation Sans" fo:font-size="13pt" fo:font-style="normal" style:text-underline-style="none" officeooo:rsid="0115d1b6" officeooo:paragraph-rsid="011351f8" fo:background-color="transparent" style:font-size-asian="13pt" style:font-style-asian="normal" style:font-size-complex="13pt" style:font-style-complex="normal"/>
    </style:style>
    <style:style style:name="P20" style:family="paragraph" style:parent-style-name="Preformatted_20_Text">
      <style:text-properties fo:font-size="13pt" officeooo:paragraph-rsid="011855cf" style:font-size-asian="13pt" style:font-size-complex="13pt"/>
    </style:style>
    <style:style style:name="P21" style:family="paragraph" style:parent-style-name="Preformatted_20_Text">
      <style:text-properties fo:font-size="13pt" officeooo:paragraph-rsid="011a779d" style:font-size-asian="13pt" style:font-size-complex="13pt"/>
    </style:style>
    <style:style style:name="P22"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0ffe65" style:font-name-asian="Nimbus Mono L" style:font-size-asian="11pt" style:font-style-asian="italic" style:font-weight-asian="bold" style:font-name-complex="Liberation Mono" style:font-size-complex="11pt" style:font-style-complex="italic" style:font-weight-complex="bold"/>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0a7a091"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f26854"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0944be"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16a8a3"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0f85168"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0ef127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0ff8d4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03080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0cdf6be"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0da710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0980f2"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0b3a7c"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0ffe65"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103383"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10f1d5"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1855cf"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199f9f"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1a779d"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0d5f0a8"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005c43"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0f51e3e"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0640cd"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0e288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1351f8"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1a779d"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fo:background-color="transparent" loext:char-shading-value="0" style:font-style-asian="normal" style:font-style-complex="normal"/>
    </style:style>
    <style:style style:name="T37" style:family="text">
      <style:text-properties style:font-name="Liberation Sans" fo:font-style="normal" style:text-underline-style="none" officeooo:rsid="003e7444" fo:background-color="transparent" loext:char-shading-value="0" style:font-style-asian="normal" style:font-style-complex="normal"/>
    </style:style>
    <style:style style:name="T38" style:family="text">
      <style:text-properties style:font-name="Liberation Sans" fo:font-style="normal" style:text-underline-style="none" officeooo:rsid="00e307b6" fo:background-color="transparent" loext:char-shading-value="0" style:font-style-asian="normal" style:font-style-complex="normal"/>
    </style:style>
    <style:style style:name="T39" style:family="text">
      <style:text-properties style:font-name="Liberation Sans" fo:font-style="normal" style:text-underline-style="none" officeooo:rsid="00083d4b" fo:background-color="transparent" loext:char-shading-value="0" style:font-style-asian="normal" style:font-style-complex="normal"/>
    </style:style>
    <style:style style:name="T40" style:family="text">
      <style:text-properties officeooo:rsid="000dd66a"/>
    </style:style>
    <style:style style:name="T41" style:family="text">
      <style:text-properties officeooo:rsid="00697aa2"/>
    </style:style>
    <style:style style:name="T42" style:family="text">
      <style:text-properties officeooo:rsid="0110f1d5"/>
    </style:style>
    <style:style style:name="T43" style:family="text">
      <style:text-properties officeooo:rsid="01122035"/>
    </style:style>
    <style:style style:name="T44" style:family="text">
      <style:text-properties officeooo:rsid="01124141"/>
    </style:style>
    <style:style style:name="T45" style:family="text">
      <style:text-properties officeooo:rsid="011a779d"/>
    </style:style>
    <style:style style:name="T46" style:family="text">
      <style:text-properties officeooo:rsid="011b56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7"><text:span text:style-name="T6">1</text:span><text:span text:style-name="T7">3</text:span><text:span text:style-name="T5">th</text:span><text:span text:style-name="T4"> </text:span><text:span text:style-name="T7">Novem</text:span><text:span text:style-name="T6">ber</text:span><text:span text:style-name="T1"> 20</text:span><text:span text:style-name="T2">2</text:span><text:span text:style-name="T3">2</text:span></text:p>
      <text:p text:style-name="P8">Philemon 1-3</text:p>
      <text:p text:style-name="P22">Paul, a prisoner of Christ Jesus, and Timothy our brother, To Philemon our dear friend and fellow worker – also to Apphia our sister and Archippus our fellow soldier – and to the church that meets in your home: Grace and peace to you from God our Father and the Lord Jesus Christ.</text:p>
      <text:p text:style-name="P9">Thanks to God</text:p>
      <text:p text:style-name="P20"><text:span text:style-name="T8">Father </text:span><text:span text:style-name="T20">God</text:span><text:span text:style-name="T9">, </text:span><text:span text:style-name="T10">we </text:span><text:span text:style-name="T17">gather </text:span><text:span text:style-name="T20">in Your Presence in this place and no other,</text:span><text:span text:style-name="T17"> to</text:span><text:span text:style-name="T11"> </text:span><text:span text:style-name="T15">prais</text:span><text:span text:style-name="T17">e</text:span><text:span text:style-name="T15"> You,</text:span><text:span text:style-name="T11"> </text:span><text:span text:style-name="T18">Who saved </text:span><text:span text:style-name="T20">us by Your merciful grace, and granted us peace with You through our Lord Jesus</text:span><text:span text:style-name="T18">.</text:span></text:p>
      <text:p text:style-name="P20"><text:span text:style-name="T18">By sending </text:span><text:span text:style-name="T20">Him – the One and Only – </text:span><text:span text:style-name="T18">to </text:span><text:span text:style-name="T20">be a ransom for the many</text:span><text:span text:style-name="T18">, </text:span><text:span text:style-name="T20">by </text:span><text:span text:style-name="T18">putting our penalty for sin upon Him, and granting us </text:span><text:span text:style-name="T21">His righteousness</text:span><text:span text:style-name="T18">, You </text:span><text:span text:style-name="T21">b</text:span><text:span text:style-name="T18">r</text:span><text:span text:style-name="T21">idged the impossible gap between earth and heaven.</text:span><text:span text:style-name="T18"> T</text:span><text:span text:style-name="T15">hrough </text:span><text:span text:style-name="T11">His death and resurrection, </text:span><text:span text:style-name="T18">You have adopted us </text:span><text:span text:style-name="T21">personally </text:span><text:span text:style-name="T18">into Your family</text:span><text:span text:style-name="T11">. </text:span><text:span text:style-name="T18">We </text:span><text:span text:style-name="T21">are known to You personally, and Jesus dares to call us friends and brethren and fellow workers in Your coming Kingdom</text:span><text:span text:style-name="T18">.</text:span></text:p>
      <text:p text:style-name="P4"/>
      <text:p text:style-name="P11">The Wide World...<text:span text:style-name="T40"> a</text:span>nd <text:span text:style-name="T41">in </text:span>the wider Church</text:p>
      <text:p text:style-name="P21"><text:span text:style-name="T12">I</text:span><text:span text:style-name="T13">n th</text:span><text:span text:style-name="T21">is</text:span><text:span text:style-name="T13"> world </text:span><text:span text:style-name="T14">w</text:span><text:span text:style-name="T12">e thank </text:span><text:span text:style-name="T16">Y</text:span><text:span text:style-name="T12">ou </text:span><text:span text:style-name="T21">for the work of Barnabas Aid in setting free prisoners of debt who were under bondage to their employers</text:span><text:span text:style-name="T19">. </text:span><text:span text:style-name="T21">Paul was a prisoner because of the gospel, but these workers have been set free because of the gospel. </text:span><text:span text:style-name="T16">We </text:span><text:span text:style-name="T22">do not experience the same financial bondage here, yet we thank You we as we paused on Remembrance Day to recall what it cost to retain our freedoms in this land. Now we p</text:span><text:span text:style-name="T16">ray for </text:span><text:span text:style-name="T19">wisdom to know how to be Godly citizens of our nation and our State </text:span><text:span text:style-name="T22">as well as heabenly citizens with an eternal hope</text:span><text:span text:style-name="T19">.</text:span></text:p>
      <text:p text:style-name="P2"/>
      <text:p text:style-name="P3"><text:span text:style-name="T42">We thank You that we </text:span><text:span text:style-name="T45">can</text:span><text:span text:style-name="T43"> vot</text:span><text:span text:style-name="T45">e</text:span><text:span text:style-name="T43"> for our representatives</text:span><text:span text:style-name="T44">, </text:span><text:span text:style-name="T45">and</text:span><text:span text:style-name="T44"> w</text:span><text:span text:style-name="T43">e pray </text:span><text:span text:style-name="T44">that</text:span><text:span text:style-name="T43"> the candidates and parties </text:span><text:span text:style-name="T44">would</text:span><text:span text:style-name="T43"> be truly representative servants of the people, who also recognise that You</text:span><text:span text:style-name="T44">r</text:span><text:span text:style-name="T43"> </text:span><text:span text:style-name="T44">Law is their </text:span><text:span text:style-name="T43">Higher Authority, </text:span><text:span text:style-name="T45">and true wisdom is found in Your Word alone</text:span><text:span text:style-name="T43">.</text:span></text:p>
      <text:p text:style-name="P3"/>
      <text:p text:style-name="P10">Ashburton</text:p>
      <text:p text:style-name="P12"><text:span text:style-name="T35">In Ashburton, we thank You for Your work here and pray for the Elders, Board of Management and everyone who serves in leading and working for the sake of the gospel. </text:span><text:span text:style-name="T30">We </text:span><text:span text:style-name="T35">thank You for the unity which has been wrought by the Holy Spirit, so that</text:span><text:span text:style-name="T30"> others </text:span><text:span text:style-name="T35">may</text:span><text:span text:style-name="T29"> see </text:span><text:span text:style-name="T30">and know </text:span><text:span text:style-name="T35">that Jesus is the only Saviour, and</text:span><text:span text:style-name="T29"> truly </text:span><text:span text:style-name="T35">You are</text:span><text:span text:style-name="T29"> God Who cares for His people. </text:span><text:span text:style-name="T23">W</text:span><text:span text:style-name="T24">e </text:span><text:span text:style-name="T30">continue to pray for the Revitalization program</text:span><text:span text:style-name="T29">, so that </text:span><text:span text:style-name="T30">we can be a more effective channel for Your grace and mercy to reach</text:span><text:span text:style-name="T29"> this community.</text:span></text:p>
      <text:p text:style-name="P5"/>
      <text:p text:style-name="P6">We pray for those among us who need Your healing hand, especially remembering Diane, <text:span text:style-name="T46">Russell, Jocelyn</text:span> and Shiun.</text:p>
      <text:p text:style-name="P6"/>
      <text:p text:style-name="P13"><text:span text:style-name="T33">W</text:span><text:span text:style-name="T37">e pray for </text:span><text:span text:style-name="T34">Barry</text:span><text:span text:style-name="T37"> as he preach</text:span><text:span text:style-name="T26">es </text:span><text:span text:style-name="T35">Your Word </text:span><text:span text:style-name="T27">today.</text:span><text:span text:style-name="T26"> </text:span><text:span text:style-name="T31">May he expound </text:span><text:span text:style-name="T35">it </text:span><text:span text:style-name="T31">clearly</text:span><text:span text:style-name="T28"> </text:span><text:span text:style-name="T31">so that we </text:span><text:span text:style-name="T25">grow </text:span><text:span text:style-name="T35">both in mind and spirit, </text:span><text:span text:style-name="T25">in </text:span><text:span text:style-name="T35">hearing and doing all that You <text:s/>call us to do in this part of Your great and eternal Kingdom. These things we bring confidently before You, knowing that You hear us as we pray in the Name of our Lord and Saviour Jesus Christ</text:span><text:span text:style-name="T38">,</text:span><text:span text:style-name="T39"> Amen.</text:span></text:p>
      <text:p text:style-name="P17"/>
      <text:p text:style-name="P19"><text:span text:style-name="T36"/></text:p>
      <text:p text:style-name="P18"/>
      <text:p text:style-name="P14">Our Father, Who is in heaven,<text:line-break/>hallowed be Your name;<text:line-break/>Your kingdom come;<text:line-break/>Your will be done,<text:line-break/>on earth as it is in heaven.</text:p>
      <text:p text:style-name="P15"/>
      <text:p text:style-name="P15">Give us this day our daily bread.<text:line-break/>And forgive us our trespasses,<text:line-break/>as we forgive those that trespass against us.<text:line-break/>Lead us not into temptation;<text:line-break/>but deliver us from evil.</text:p>
      <text:p text:style-name="P15"/>
      <text:p text:style-name="P15">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2-11-12T21:45:04.889070949</dc:date>
    <meta:editing-duration>PT10H31M28S</meta:editing-duration>
    <meta:editing-cycles>121</meta:editing-cycles>
    <meta:generator>LibreOffice/7.3.6.2$Linux_X86_64 LibreOffice_project/30$Build-2</meta:generator>
    <meta:print-date>2022-11-12T21:41:23.154044675</meta:print-date>
    <meta:document-statistic meta:table-count="0" meta:image-count="0" meta:object-count="0" meta:page-count="2" meta:paragraph-count="17" meta:word-count="578" meta:character-count="3094" meta:non-whitespace-character-count="2528"/>
  </office:meta>
</office:document-meta>
</file>